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Courier" svg:font-family="Courier" style:font-family-generic="swiss"/>
  </office:font-face-decls>
  <office:automatic-styles>
    <style:style style:name="S1" style:family="section">
      <style:section-properties text:dont-balance-text-columns="false">
        <style:columns fo:column-count="0" fo:column-gap="1.27cm"/>
      </style:section-properties>
    </style:style>
    <style:style style:name="P1" style:family="paragraph" style:parent-style-name="Normal" style:master-page-name="Standard">
      <style:paragraph-properties fo:margin-left="0cm" fo:margin-right="0cm"/>
    </style:style>
    <style:style style:name="T1_1" style:family="text"/>
    <style:style style:name="T1_2" style:family="text">
      <style:text-properties style:font-name="Courier" fo:font-size="12pt" style:font-size-asian="12pt"/>
    </style:style>
    <style:style style:name="P2" style:family="paragraph" style:parent-style-name="Normal"/>
    <style:style style:name="T2_1" style:family="text">
      <style:text-properties style:font-name="Courier" fo:font-size="12pt" style:font-size-asian="12pt"/>
    </style:style>
    <style:style style:name="P3" style:family="paragraph" style:parent-style-name="Normal">
      <style:text-properties style:font-name="Courier" fo:font-size="12pt" style:font-size-asian="12pt"/>
    </style:style>
    <style:style style:name="P4" style:family="paragraph" style:parent-style-name="Normal"/>
    <style:style style:name="T4_1" style:family="text">
      <style:text-properties style:font-name="Courier" fo:font-size="12pt" style:font-size-asian="12pt"/>
    </style:style>
    <style:style style:name="T4_2" style:family="text">
      <style:text-properties style:font-name="Courier" fo:font-size="12pt" style:font-size-asian="12pt" style:text-underline-style="solid" style:text-underline-color="font-color"/>
    </style:style>
    <style:style style:name="T4_3" style:family="text">
      <style:text-properties style:font-name="Courier" fo:font-size="12pt" style:font-size-asian="12pt"/>
    </style:style>
    <style:style style:name="P5" style:family="paragraph" style:parent-style-name="Normal">
      <style:text-properties style:font-name="Courier" fo:font-size="12pt" style:font-size-asian="12pt"/>
    </style:style>
    <style:style style:name="P6" style:family="paragraph" style:parent-style-name="Normal"/>
    <style:style style:name="T6_1" style:family="text">
      <style:text-properties style:font-name="Courier" fo:font-size="12pt" style:font-size-asian="12pt"/>
    </style:style>
    <style:style style:name="P7" style:family="paragraph" style:parent-style-name="Normal">
      <style:text-properties style:font-name="Courier" fo:font-size="12pt" style:font-size-asian="12pt"/>
    </style:style>
    <style:style style:name="P8" style:family="paragraph" style:parent-style-name="Normal"/>
    <style:style style:name="T8_1" style:family="text">
      <style:text-properties style:font-name="Courier" fo:font-size="12pt" style:font-size-asian="12pt"/>
    </style:style>
    <style:style style:name="P9" style:family="paragraph" style:parent-style-name="Normal">
      <style:text-properties style:font-name="Courier" fo:font-size="12pt" style:font-size-asian="12pt"/>
    </style:style>
    <style:style style:name="P10" style:family="paragraph" style:parent-style-name="Normal"/>
    <style:style style:name="T10_1" style:family="text">
      <style:text-properties style:font-name="Courier" fo:font-size="12pt" style:font-size-asian="12pt"/>
    </style:style>
    <style:style style:name="T10_2" style:family="text">
      <style:text-properties style:font-name="Courier" fo:font-size="12pt" style:font-size-asian="12pt" style:text-underline-style="solid" style:text-underline-color="font-color"/>
    </style:style>
    <style:style style:name="T10_3" style:family="text">
      <style:text-properties style:font-name="Courier" fo:font-size="12pt" style:font-size-asian="12pt"/>
    </style:style>
    <style:style style:name="P11" style:family="paragraph" style:parent-style-name="Normal">
      <style:text-properties style:font-name="Courier" fo:font-size="12pt" style:font-size-asian="12pt"/>
    </style:style>
    <style:style style:name="P12" style:family="paragraph" style:parent-style-name="Normal"/>
    <style:style style:name="T12_1" style:family="text">
      <style:text-properties style:font-name="Courier" fo:font-size="12pt" style:font-size-asian="12pt"/>
    </style:style>
    <style:style style:name="S2" style:family="section">
      <style:section-properties text:dont-balance-text-columns="false">
        <style:columns fo:column-count="0" fo:column-gap="1.27cm"/>
      </style:section-properties>
    </style:style>
    <style:style style:name="P13" style:family="paragraph" style:parent-style-name="Normal"/>
    <style:style style:name="T13_1" style:family="text">
      <style:text-properties style:font-name="Courier" fo:font-size="12pt" style:font-size-asian="12pt"/>
    </style:style>
    <style:style style:name="P14" style:family="paragraph" style:parent-style-name="Normal">
      <style:text-properties style:font-name="Courier" fo:font-size="12pt" style:font-size-asian="12pt"/>
    </style:style>
    <style:style style:name="P15" style:family="paragraph" style:parent-style-name="Normal"/>
    <style:style style:name="T15_1" style:family="text">
      <style:text-properties style:font-name="Courier" fo:font-size="12pt" style:font-size-asian="12pt"/>
    </style:style>
    <style:style style:name="P16" style:family="paragraph" style:parent-style-name="Normal">
      <style:text-properties style:font-name="Courier" fo:font-size="12pt" style:font-size-asian="12pt"/>
    </style:style>
    <style:style style:name="P17" style:family="paragraph" style:parent-style-name="Normal"/>
    <style:style style:name="T17_1" style:family="text">
      <style:text-properties style:font-name="Courier" fo:font-size="12pt" style:font-size-asian="12pt"/>
    </style:style>
    <style:style style:name="T17_2" style:family="text">
      <style:text-properties style:font-name="Courier" fo:font-size="12pt" style:font-size-asian="12pt" style:text-underline-style="solid" style:text-underline-color="font-color"/>
    </style:style>
    <style:style style:name="T17_3" style:family="text">
      <style:text-properties style:font-name="Courier" fo:font-size="12pt" style:font-size-asian="12pt"/>
    </style:style>
    <style:style style:name="P18" style:family="paragraph" style:parent-style-name="Normal"/>
    <style:style style:name="T18_1" style:family="text">
      <style:text-properties style:font-name="Courier" fo:font-size="12pt" style:font-size-asian="12pt"/>
    </style:style>
    <style:style style:name="P19" style:family="paragraph" style:parent-style-name="Normal"/>
    <style:style style:name="T19_1" style:family="text">
      <style:text-properties style:font-name="Courier" fo:font-size="12pt" style:font-size-asian="12pt"/>
    </style:style>
    <style:style style:name="T19_2" style:family="text">
      <style:text-properties style:font-name="Courier" fo:font-size="12pt" style:font-size-asian="12pt" style:text-underline-style="solid" style:text-underline-color="font-color"/>
    </style:style>
    <style:style style:name="T19_3" style:family="text">
      <style:text-properties style:font-name="Courier" fo:font-size="12pt" style:font-size-asian="12pt"/>
    </style:style>
    <style:style style:name="P20" style:family="paragraph" style:parent-style-name="Normal">
      <style:text-properties style:font-name="Courier" fo:font-size="12pt" style:font-size-asian="12pt"/>
    </style:style>
    <style:style style:name="P21" style:family="paragraph" style:parent-style-name="Normal"/>
    <style:style style:name="T21_1" style:family="text">
      <style:text-properties style:font-name="Courier" fo:font-size="12pt" style:font-size-asian="12pt"/>
    </style:style>
    <style:style style:name="P22" style:family="paragraph" style:parent-style-name="Normal">
      <style:text-properties style:font-name="Courier" fo:font-size="12pt" style:font-size-asian="12pt"/>
    </style:style>
    <style:style style:name="P23" style:family="paragraph" style:parent-style-name="Normal"/>
    <style:style style:name="T23_1" style:family="text">
      <style:text-properties style:font-name="Courier" fo:font-size="12pt" style:font-size-asian="12pt"/>
    </style:style>
    <style:style style:name="T23_2" style:family="text">
      <style:text-properties style:font-name="Courier" fo:font-size="12pt" style:font-size-asian="12pt" style:text-underline-style="solid" style:text-underline-color="font-color"/>
    </style:style>
    <style:style style:name="T23_3" style:family="text">
      <style:text-properties style:font-name="Courier" fo:font-size="12pt" style:font-size-asian="12pt"/>
    </style:style>
    <style:style style:name="P24" style:family="paragraph" style:parent-style-name="Normal">
      <style:text-properties style:font-name="Courier" fo:font-size="12pt" style:font-size-asian="12pt"/>
    </style:style>
    <style:style style:name="P25" style:family="paragraph" style:parent-style-name="Normal"/>
    <style:style style:name="T25_1" style:family="text">
      <style:text-properties style:font-name="Courier" fo:font-size="12pt" style:font-size-asian="12pt"/>
    </style:style>
    <style:style style:name="P26" style:family="paragraph" style:parent-style-name="Normal">
      <style:text-properties style:font-name="Courier" fo:font-size="12pt" style:font-size-asian="12pt"/>
    </style:style>
    <style:style style:name="P27" style:family="paragraph" style:parent-style-name="Normal"/>
    <style:style style:name="T27_1" style:family="text">
      <style:text-properties style:font-name="Courier" fo:font-size="12pt" style:font-size-asian="12pt"/>
    </style:style>
  </office:automatic-styles>
  <office:body>
    <office:text>
      <text:section text:style-name="S1" text:name="S1">
        <text:p text:style-name="P1"><text:span text:style-name="T1_1"><text:sequence text:name="CHAPTER" text:formula="ooow:CHAPTER+1"/></text:span><text:span text:style-name="T1_2">"Expecting"<text:s text:c="7"/>4AdventB<text:s text:c="7"/>(12/22/96)<text:s text:c="14"/>Luke<text:s/>1:37</text:span></text:p>
        <text:p text:style-name="P2"><text:span text:style-name="T2_1"><text:s text:c="2"/>Dear<text:s/>friends<text:s/>in<text:s/>Christ,<text:s/>grace<text:s/>&amp;<text:s/>peace....</text:span></text:p>
        <text:p text:style-name="P3"/>
        <text:p text:style-name="P4"><text:span text:style-name="T4_1"><text:s text:c="2"/>Today's<text:s/>gospel<text:s/>is<text:s/>the<text:s/>conversation<text:s/>between<text:s/>an<text:s/>unusual<text:s/>visitor<text:s/>and<text:s/>a<text:s/>pregnant<text:s/>teenager,<text:s/>and<text:s/>God<text:s/>is<text:s/>in<text:s/>the<text:s/>midst<text:s/>of<text:s/>it<text:s/>all.<text:s text:c="2"/>Mary<text:s/>is<text:s/>not<text:s/>the<text:s/>first<text:s/>young<text:s/>woman<text:s/>to<text:s/>be<text:s/>pregnant<text:s/>without<text:s/>a<text:s/>husband,<text:s/>nor<text:s/>will<text:s/>she<text:s/>be<text:s/>the<text:s/>last.<text:s text:c="2"/>She<text:s/>is<text:s/>naturally<text:s/>afraid<text:s/>and<text:s/>confused.<text:s text:c="2"/>Some<text:s/>of<text:s/>her<text:s/>wonder<text:s/>is<text:s/>described<text:s/>in<text:s/>the<text:s/>novel,<text:s/></text:span><text:span text:style-name="T4_2">Baby<text:s/>Love</text:span><text:span text:style-name="T4_3"><text:s/>as<text:s/>it<text:s/>talks<text:s/>about<text:s/>another<text:s/>pregnant<text:s/>teen:<text:s/>"Wanda<text:s/>is<text:s/>thinking<text:s/>about<text:s/>last<text:s/>winter,<text:s/>when<text:s/>she<text:s/>was<text:s/>pregnant.<text:s text:c="2"/>'Expecting',<text:s/>is<text:s/>how<text:s/>Mrs.<text:s/>Ramsay<text:s/>used<text:s/>to<text:s/>put<text:s/>it.<text:s text:c="2"/>Back<text:s/>when<text:s/>it<text:s/>seemed<text:s/>exciting<text:s/>to<text:s/>step<text:s/>on<text:s/>the<text:s/>scale<text:s/>and<text:s/>find<text:s/>out<text:s/>she'd<text:s/>gained<text:s/>another<text:s/>two<text:s/>pounds.<text:s text:c="2"/>Of<text:s/>course,<text:s/>she<text:s/>loves<text:s/>Melissa<text:s/>more<text:s/>than<text:s/>anything<text:s/>in<text:s/>the<text:s/>world<text:s/>and<text:s/>she<text:s/>wouldn't<text:s/>trade<text:s/>her<text:s/>for<text:s/>any<text:s/>other<text:s/>baby<text:s/>or<text:s/>even<text:s/>change<text:s/>the<text:s/>little<text:s/>red<text:s/>birthmark<text:s/>on<text:s/>her<text:s/>forehead.<text:s text:c="2"/>Of<text:s/>course,<text:s/>having<text:s/>a<text:s/>real<text:s/>baby<text:s/>you<text:s/>can<text:s/>cuddle<text:s/>and<text:s/>wash<text:s/>and<text:s/>put<text:s/>outfits<text:s/>on<text:s/>is<text:s/>better<text:s/>than<text:s/>just<text:s/>imagining.<text:s text:c="2"/>But<text:s/>back<text:s/>in<text:s/>January<text:s/>it<text:s/>was<text:s/>like<text:s/>carrying<text:s/>around<text:s/>this<text:s/>fancy<text:s/>package,<text:s/>looking<text:s/>at<text:s/>it<text:s/>every<text:s/>day,<text:s/>wondering<text:s/>what's<text:s/>inside.<text:s text:c="2"/>As<text:s/>long<text:s/>as<text:s/>you<text:s/>don't<text:s/>open<text:s/>it<text:s/>you<text:s/>can<text:s/>always<text:s/>pretend<text:s/>it<text:s/>might<text:s/>be<text:s/>a<text:s/>diamond<text:s/>ring<text:s/>or<text:s/>the<text:s/>keys<text:s/>to<text:s/>a<text:s/>moped<text:s/>or<text:s/>something.<text:s text:c="2"/>Once<text:s/>you<text:s/>open<text:s/>it,<text:s/>there<text:s/>will<text:s/>always<text:s/>be<text:s/>a<text:s/>million<text:s/>things<text:s/>that<text:s/>won't<text:s/>be<text:s/>inside,<text:s/>even<text:s/>if<text:s/>what's<text:s/>there<text:s/>is<text:s/>what<text:s/>you<text:s/>wanted<text:s/>the<text:s/>most.<text:s text:c="2"/>You've<text:s/>got<text:s/>it.<text:s text:c="2"/>You<text:s/>just<text:s/>aren't<text:s/>expecting<text:s/>anymore,<text:s/>that's<text:s/>all."</text:span></text:p>
        <text:p text:style-name="P5"/>
        <text:p text:style-name="P6"><text:span text:style-name="T6_1"><text:s text:c="2"/>Well,<text:s/>Mary<text:s/>is<text:s/>expecting,<text:s/>and<text:s/>wondering,<text:s/>and<text:s/>afraid.<text:s text:c="2"/>She<text:s/>has<text:s/>heard<text:s/>predictions<text:s/>from<text:s/>the<text:s/>messenger<text:s/>about<text:s/>the<text:s/>child<text:s/>she<text:s/>is<text:s/>carrying.<text:s text:c="2"/>She<text:s/>hasn't<text:s/>had<text:s/>much<text:s/>time<text:s/>to<text:s/>think<text:s/>about<text:s/>what<text:s/>this<text:s/>all<text:s/>means,<text:s/>but<text:s/>one<text:s/>thing<text:s/>is<text:s/>sure...<text:s/>she<text:s/>is<text:s/>involved.<text:s text:c="2"/>She<text:s/>bears<text:s/>in<text:s/>her<text:s/>flesh<text:s/>signs<text:s/>of<text:s/>what<text:s/>God<text:s/>has<text:s/>promised.<text:s text:c="2"/>She<text:s/>needs<text:s/>to<text:s/>grow<text:s/>up<text:s/>quickly<text:s/>from<text:s/>a<text:s/>young<text:s/>girl<text:s/>to<text:s/>a<text:s/>woman<text:s/>used<text:s/>by<text:s/>God.<text:s text:c="2"/>We<text:s/>sometimes<text:s/>forget<text:s/>that<text:s/>for<text:s/>Mary<text:s/>there<text:s/>was<text:s/>nine<text:s/>months<text:s/>of<text:s/>waiting.<text:s text:c="2"/>What<text:s/>did<text:s/>she<text:s/>do<text:s/>during<text:s/>those<text:s/>long<text:s/>nights<text:s/>when<text:s/>her<text:s/>back<text:s/>hurt<text:s/>and<text:s/>she<text:s/>couldn't<text:s/>sleep?<text:s text:c="2"/>What<text:s/>were<text:s/>her<text:s/>hopes<text:s/>as<text:s/>she<text:s/>dreamed<text:s/>about<text:s/>the<text:s/>future<text:s/>of<text:s/>this<text:s/>child?<text:s/>In<text:s/>a<text:s/>way<text:s/>the<text:s/>child<text:s/>was<text:s/>already<text:s/>here<text:s/>with<text:s/>her...and<text:s/>yet<text:s/>she<text:s/>needed<text:s/>to<text:s/>wait<text:s/>and<text:s/>wonder<text:s/>and<text:s/>hope<text:s/>for<text:s/>the<text:s/>day<text:s/>of<text:s/>birth.<text:s text:c="2"/>That's<text:s/>the<text:s/>way<text:s/>it<text:s/>is<text:s/>for<text:s/>us<text:s/>also<text:s/>as<text:s/>we<text:s/>wonder<text:s/>and<text:s/>look<text:s/>forward<text:s/>to<text:s/>Christ's<text:s/>coming<text:s/>in<text:s/>our<text:s/>lives...Christ<text:s/>is<text:s/>in<text:s/>us<text:s/>and<text:s/>yet<text:s/>we<text:s/>await<text:s/>the<text:s/>fullness<text:s/>of<text:s/>his<text:s/>promised<text:s/>coming.</text:span></text:p>
        <text:p text:style-name="P7"/>
        <text:p text:style-name="P8"><text:span text:style-name="T8_1"><text:s text:c="3"/>Expectation...is<text:s/>at<text:s/>the<text:s/>heart<text:s/>of<text:s/>the<text:s/>Christmas<text:s/>celebration.<text:s text:c="2"/>We<text:s/>expect<text:s/>joy,<text:s/>gifts,<text:s/>company,<text:s/>togetherness,<text:s/>good<text:s/>feelings<text:s/>as<text:s/>Christmas<text:s/>approaches.<text:s/>It<text:s/>all<text:s/>seems<text:s/>to<text:s/>come<text:s/>to<text:s/>a<text:s/>peak<text:s/>on<text:s/>Christmas<text:s/>Eve<text:s/>or<text:s/>morning.<text:s text:c="2"/>And<text:s/>then,<text:s/>by<text:s/>Christmas<text:s/>afternoon,<text:s/>we<text:s/>experience<text:s/>what<text:s/>Peanuts<text:s/>character<text:s/>Charlie<text:s/>Brown<text:s/>calls,<text:s/>"the<text:s/>post-Christmas<text:s/>letdown".<text:s text:c="2"/>Maybe<text:s/>we<text:s/>expect<text:s/>too<text:s/>much<text:s/>of<text:s/>ourselves<text:s/>and<text:s/>others.<text:s text:c="2"/>Women<text:s/>still<text:s/>seem<text:s/>to<text:s/>bear<text:s/>the<text:s/>brunt<text:s/>of<text:s/>the<text:s/>expectations<text:s/>to<text:s/>make<text:s/>Christmas<text:s/>'merry'.<text:s text:c="2"/>They<text:s/>bake<text:s/>and<text:s/>clean<text:s/>and<text:s/>chauffeur<text:s/>kids<text:s/>to<text:s/>practices<text:s/>and<text:s/>programs.<text:s text:c="2"/>Moms<text:s/>know<text:s/>the<text:s/>burden<text:s/>of<text:s/>trying<text:s/>to<text:s/>make<text:s/>Christmas<text:s/>a<text:s/>perfect<text:s/>holiday.</text:span></text:p>
        <text:p text:style-name="P9"/>
        <text:p text:style-name="P10"><text:span text:style-name="T10_1"><text:s text:c="2"/>Getting<text:s/>back<text:s/>to<text:s/>Mary,<text:s/>I<text:s/>wonder<text:s/>what<text:s/>she<text:s/>expected<text:s/>when<text:s/>the<text:s/>angel<text:s/>told<text:s/>her<text:s/>she<text:s/>was<text:s/>expecting.<text:s text:c="2"/>We<text:s/>heard<text:s/>her<text:s/>song<text:s/>of<text:s/>praise<text:s/>in<text:s/>the<text:s/>Psalm<text:s/>reading<text:s/>today...it<text:s/>envisions<text:s/>a<text:s/>whole<text:s/>new<text:s/>world<text:s/>of<text:s/>God's<text:s/>making,<text:s/>in<text:s/>which<text:s/>God's<text:s/>humble<text:s/>servant<text:s/>is<text:s/>noticed,<text:s/>chosen,<text:s/>lifted<text:s/>up<text:s/>and<text:s/>given<text:s/>a<text:s/>great<text:s/>task<text:s/>to<text:s/>do<text:s/>joyfully.<text:s text:c="2"/>And<text:s/>she<text:s/></text:span><text:span text:style-name="T10_2">expected</text:span><text:span text:style-name="T10_3"><text:s/>that<text:s/>the<text:s/>whole<text:s/>world<text:s/>would<text:s/>be<text:s/>transformed<text:s/>in<text:s/>these<text:s/>great<text:s/>events.</text:span></text:p>
        <text:p text:style-name="P11"/>
        <text:p text:style-name="P12"><text:span text:style-name="T12_1"><text:s text:c="2"/>But<text:s/>we<text:s/>already<text:s/>know<text:s/>what<text:s/>actually<text:s/>happens:<text:s text:c="2"/>The<text:s/>baby<text:s/>is<text:s/>born<text:s/>in<text:s/>a<text:s/>shed<text:s/>or</text:span></text:p>
      </text:section>
      <text:section text:style-name="S2" text:name="S2">
        <text:p text:style-name="P13"><text:span text:style-name="T13_1">a<text:s/>cave,<text:s/>in<text:s/>the<text:s/>dark<text:s/>and<text:s/>damp<text:s/>and<text:s/>cold;<text:s/>the<text:s/>angels<text:s/>sing,<text:s/>but<text:s/>no<text:s/>one<text:s/>seems<text:s/>to<text:s/>hear<text:s/>them<text:s/>except<text:s/>a<text:s/>few<text:s/>shepherds<text:s/>out<text:s/>in<text:s/>the<text:s/>hills.<text:s text:c="2"/>Are<text:s/>the<text:s/>rich<text:s/>and<text:s/>powerful<text:s/>toppled?...No;<text:s/>as<text:s/>a<text:s/>matter<text:s/>of<text:s/>fact,<text:s/>the<text:s/>king<text:s/>orders<text:s/>all<text:s/>newborns<text:s/>killed....and<text:s/>this<text:s/>family<text:s/>flees<text:s/>to<text:s/>save<text:s/>the<text:s/>life<text:s/>of<text:s/>their<text:s/>child.</text:span></text:p>
        <text:p text:style-name="P14"/>
        <text:p text:style-name="P15"><text:span text:style-name="T15_1"><text:s text:c="2"/>One<text:s/>thing<text:s/>we<text:s/>can<text:s/>learn<text:s/>from<text:s/>Mary<text:s/>is<text:s/>that<text:s/>we<text:s/>do<text:s/>not<text:s/>need<text:s/>to<text:s/>expect<text:s/>Christmas<text:s/>to<text:s/>be<text:s/>perfect.<text:s text:c="2"/>Even<text:s/>the<text:s/>first<text:s/>Christmas<text:s/>unfolded<text:s/>in<text:s/>mysterious<text:s/>and<text:s/>troubling<text:s/>ways.<text:s text:c="2"/>Come<text:s/>to<text:s/>think<text:s/>of<text:s/>it,<text:s/>what<text:s/>Christmas<text:s/>program<text:s/>was<text:s/>ever<text:s/>perfect?...why<text:s/>should<text:s/>our<text:s/>pageants<text:s/>go<text:s text:c="2"/>any<text:s/>more<text:s/>smoothly<text:s/>than<text:s/>the<text:s/>event<text:s/>we're<text:s/>celebrating?<text:s text:c="2"/>God<text:s/>was<text:s/>at<text:s/>the<text:s/>heart<text:s/>of<text:s/>it<text:s/>all,<text:s/>but<text:s/>for<text:s/>Joseph<text:s/>and<text:s/>Mary<text:s/>and<text:s/>Jesus,<text:s/>it<text:s/>was<text:s/>a<text:s/>difficult<text:s/>time.</text:span></text:p>
        <text:p text:style-name="P16"/>
        <text:p text:style-name="P17"><text:span text:style-name="T17_1"><text:s text:c="2"/>God<text:s/>is<text:s/>often<text:s/>at<text:s/>work<text:s/>in<text:s/>such<text:s/>hidden<text:s/>ways...Mary<text:s/>comes<text:s/>to<text:s/>know<text:s/>this,<text:s/>and<text:s/>we<text:s/>need<text:s/>to<text:s/>learn<text:s/>this,<text:s/>too.<text:s text:c="2"/>Why<text:s/>should<text:s/>we<text:s/>expect<text:s/>our<text:s/>part<text:s/>in<text:s/>God's<text:s/>work<text:s/>to<text:s/>be<text:s/>any<text:s/>clearer<text:s/>to<text:s/>us<text:s/>than<text:s/>Mary's<text:s/>was<text:s/>to<text:s/>her?<text:s text:c="2"/>The<text:s/>scriptures<text:s/>warn<text:s/>us<text:s/>to<text:s/>get<text:s/>ready<text:s/>for<text:s/>God's<text:s/>coming<text:s/>not<text:s/>by<text:s/>making<text:s/>frantic<text:s/>preparations,<text:s/>but<text:s/>by<text:s/></text:span><text:span text:style-name="T17_2">clearing<text:s/>space</text:span><text:span text:style-name="T17_3">,<text:s/>"preparing<text:s/>the<text:s/>way<text:s/>of<text:s/>the<text:s/>Lord."<text:s text:c="2"/>We<text:s/>see<text:s/>this<text:s/>clearly<text:s/>in<text:s/>the<text:s/>dialog<text:s/>of<text:s/>Mary<text:s/>and<text:s/>the<text:s/>angel.</text:span></text:p>
        <text:p text:style-name="P18"><text:span text:style-name="T18_1"><text:s text:c="2"/></text:span></text:p>
        <text:p text:style-name="P19"><text:span text:style-name="T19_1"><text:s text:c="2"/>Mary<text:s/>is<text:s/>not<text:s/>asked<text:s/>to<text:s/>arrange<text:s/>for<text:s/>the<text:s/>salvation<text:s/>of<text:s/>the<text:s/>world<text:s/>or<text:s/>to<text:s/>create<text:s/>the<text:s/>perfect<text:s/>setting<text:s/>for<text:s/>Jesus'<text:s/>birth.<text:s text:c="2"/>It<text:s/>is<text:s/>God<text:s/>who<text:s/>has<text:s/>the<text:s/>ideas,<text:s/>God<text:s/>who<text:s/>makes<text:s/>the<text:s/>promises,<text:s/>as<text:s/>farfetched<text:s/>as<text:s/>they<text:s/>may<text:s/>seem.<text:s text:c="2"/>Mary<text:s/>is<text:s/>only<text:s/>asked<text:s/>for<text:s/>her<text:s/>consent:<text:s text:c="2"/>she<text:s/>is<text:s/>asked<text:s/>to<text:s/>place<text:s/>herself<text:s/>in<text:s/>God's<text:s/>hands,<text:s/>and<text:s/>to<text:s/>give<text:s/>God<text:s/>room<text:s/>to<text:s/>work,<text:s/>and<text:s/>to<text:s/>make<text:s/>herself<text:s/>available<text:s/>to<text:s/>do<text:s/>what<text:s/>God<text:s/>is<text:s/>planning.<text:s text:c="2"/>She<text:s/>does<text:s/>not<text:s/>hide<text:s/>her<text:s/>surprise<text:s/>and<text:s/>fear<text:s/>and<text:s/>confusion.<text:s text:c="2"/>She<text:s/>does<text:s/>not<text:s/>hold<text:s/>back<text:s/>her<text:s/>honest<text:s/>questions.<text:s text:c="2"/>She<text:s/>wonders<text:s/>out<text:s/>loud<text:s/>"Why<text:s/>me?"<text:s text:c="2"/>What<text:s/>does<text:s/>God<text:s/>have<text:s/>in<text:s/>mind<text:s/>in<text:s/>asking<text:s/>her<text:s/>to<text:s/>conceive<text:s/>and<text:s/>bear<text:s/>the<text:s/>Savior<text:s/>of<text:s/>the<text:s/>world?<text:s text:c="2"/>And<text:s/>then<text:s/>(miracle<text:s/>of<text:s/>miracles)<text:s/>she<text:s/>says,<text:s/></text:span><text:span text:style-name="T19_2">"YES"</text:span><text:span text:style-name="T19_3">.<text:s/></text:span></text:p>
        <text:p text:style-name="P20"/>
        <text:p text:style-name="P21"><text:span text:style-name="T21_1"><text:s text:c="2"/>God<text:s/>came<text:s/>into<text:s/>our<text:s/>world<text:s/>as<text:s/>a<text:s/>baby.<text:s text:c="2"/>God's<text:s/>coming<text:s/>into<text:s/>our<text:s/>lives<text:s/>is<text:s/>like<text:s/>a<text:s/>baby's<text:s/>coming;<text:s/>it<text:s/>is<text:s/>never<text:s/>exactly<text:s/>what<text:s/>we<text:s/>expected,<text:s/>and<text:s/>it<text:s/>is<text:s/>certain<text:s/>to<text:s/>involve<text:s/>trouble<text:s/>and<text:s/>complications<text:s/>and<text:s/>hard<text:s/>work...and<text:s/>sometimes,<text:s/>as<text:s/>in<text:s/>Mary's<text:s/>life,<text:s/>having<text:s/>and<text:s/>raising<text:s/>a<text:s/>child<text:s/>involves<text:s/>anguish<text:s/>and<text:s/>pain.<text:s text:c="2"/>Does<text:s/>that<text:s/>mean<text:s/>we<text:s/>reject<text:s/>the<text:s/>messenger<text:s/>of<text:s/>God?<text:s text:c="2"/>No,<text:s/>it<text:s/>means<text:s/>giving<text:s/>God<text:s/>space<text:s/>to<text:s/>work<text:s/>and<text:s/>having<text:s/>faith<text:s/>and<text:s/>hope<text:s/>in<text:s/>what<text:s/>we<text:s/>cannot<text:s/>see.</text:span></text:p>
        <text:p text:style-name="P22"/>
        <text:p text:style-name="P23"><text:span text:style-name="T23_1"><text:s text:c="2"/>This<text:s/>advent<text:s/>our<text:s/>calling<text:s/>is<text:s/>not<text:s/>to<text:s/>somehow<text:s/>create<text:s/>the<text:s/>perfect<text:s/>family<text:s/>Christmas<text:s/>out<text:s/>of<text:s/>the<text:s/>chaos<text:s/>of<text:s/>this<text:s/>world.<text:s text:c="2"/>We<text:s/>don't<text:s/>even<text:s/>need<text:s/>to<text:s/>try<text:s/>to<text:s/>create<text:s/>the<text:s/>perfect<text:s/>spiritual<text:s/>moment<text:s/>for<text:s/>ourselves.<text:s text:c="2"/>Our<text:s/>calling<text:s/>is<text:s/>more<text:s/>like<text:s/>Mary's...to<text:s/>wonder<text:s/>what<text:s/>God<text:s/>could<text:s/>possibly<text:s/>have<text:s/>in<text:s/>mind,<text:s/>to<text:s/></text:span><text:span text:style-name="T23_2">create<text:s/>space</text:span><text:span text:style-name="T23_3"><text:s/>for<text:s/>God<text:s/>to<text:s/>work<text:s/>in<text:s/>us,<text:s/>and<text:s/>then<text:s/>to<text:s/>say<text:s/>'Yes'<text:s/>and<text:s/>take<text:s/>what<text:s/>comes.</text:span></text:p>
        <text:p text:style-name="P24"/>
        <text:p text:style-name="P25"><text:span text:style-name="T25_1"><text:s text:c="2"/>We<text:s/>may<text:s/>not<text:s/>realize<text:s/>it,<text:s/>but<text:s/>we<text:s/>are<text:s/>very<text:s/>much<text:s/>like<text:s/>Mary<text:s/>sitting<text:s/>there<text:s/>with<text:s/>the<text:s/>angel<text:s/>of<text:s/>God.<text:s text:c="2"/>We<text:s/>are<text:s/>expecting,<text:s/>knowing<text:s/>that<text:s/>God<text:s/>has<text:s/>already<text:s/>begun<text:s/>what<text:s/>he<text:s/>announces<text:s/>to<text:s/>us.<text:s text:c="2"/>Christ<text:s/>lives<text:s/>in<text:s/>us<text:s/>already,<text:s/>even<text:s/>as<text:s/>he<text:s/>once<text:s/>lived<text:s/>within<text:s/>Mary.<text:s text:c="2"/>We<text:s/>will<text:s text:c="2"/>ache<text:s/>and<text:s/>labor,<text:s/>we<text:s/>will<text:s/>wonder<text:s/>about<text:s/>his<text:s/>coming,<text:s/>we<text:s/>will<text:s/>have<text:s/>questions<text:s/>of<text:s/>God,<text:s/>but<text:s/>above<text:s/>all<text:s/>we<text:s/>live<text:s/>in<text:s/>trust<text:s/>and<text:s/>hope,<text:s/>as<text:s/>we<text:s/>say<text:s/>"Here<text:s/>am<text:s/>I,<text:s/>the<text:s/>servant<text:s/>of<text:s/>the<text:s/>Lord,<text:s/>let<text:s/>it<text:s/>be<text:s/>with<text:s/>me<text:s/>according<text:s/>to<text:s/>your<text:s/>word."</text:span></text:p>
        <text:p text:style-name="P26"/>
        <text:p text:style-name="P27"><text:span text:style-name="T27_1"><text:s text:c="2"/>May<text:s/>God<text:s/>be<text:s/>with<text:s/>you<text:s/>in<text:s/>your<text:s/>expectations<text:s/>this<text:s/>Christmas.<text:s text:c="2"/>May<text:s/>God<text:s/>be<text:s/>in<text:s/>the<text:s/>silence<text:s/>as<text:s/>well<text:s/>as<text:s/>the<text:s/>joyful<text:s/>noise.<text:s text:c="2"/>May<text:s/>God<text:s/>be<text:s/>in<text:s/>the<text:s/>questions<text:s/>you<text:s/>ask<text:s/>as<text:s/>well<text:s/>as<text:s/>in<text:s/>the<text:s/>answers<text:s/>you<text:s/>receive.<text:s text:c="2"/>May<text:s/>God's<text:s/>peace<text:s/>which<text:s/>passes<text:s/>all<text:s/>understanding<text:s/>keep<text:s/>our<text:s/>hearts<text:s/>and<text:s/>minds<text:s/>in<text:s/>Christ<text:s/>Jesus.<text:s/>Amen.<text:s/></text:span><text:bookmark-start text:name="QuickMark 1"/><text:bookmark-end text:name="QuickMark 1"/></text:p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ourier" svg:font-family="Courier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 fo:language="en" fo:country="US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2.54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